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3">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2">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2">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2">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2">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2">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2">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2">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2">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1">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table:number-columns-repeated="2"/>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り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り状態にする。</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2">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meanlook</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19T22:59:09.679838498</dc:date>
    <meta:editing-duration>P1DT2H51M30S</meta:editing-duration>
    <meta:editing-cycles>83</meta:editing-cycles>
    <meta:generator>LibreOffice/7.3.7.2$Linux_X86_64 LibreOffice_project/30$Build-2</meta:generator>
    <meta:document-statistic meta:table-count="1" meta:cell-count="535" meta:object-count="0"/>
  </office:meta>
</office:document-meta>
</file>